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51b3" officeooo:paragraph-rsid="001f51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f51b3" officeooo:paragraph-rsid="001f51b3" style:font-weight-asian="normal" style:font-weight-complex="normal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style:text-underline-style="none" fo:font-weight="bold" officeooo:rsid="0020afc9" officeooo:paragraph-rsid="0020afc9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style:text-underline-style="none" fo:font-weight="bold" officeooo:rsid="00224346" officeooo:paragraph-rsid="00224346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style:text-underline-style="none" fo:font-weight="normal" officeooo:rsid="00224346" officeooo:paragraph-rsid="00224346" style:font-weight-asian="normal" style:font-weight-complex="normal"/>
    </style:style>
    <style:style style:name="P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style:text-underline-style="none" fo:font-weight="normal" officeooo:rsid="00224346" officeooo:paragraph-rsid="0022eee7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style:text-underline-style="none" fo:font-weight="normal" officeooo:rsid="0022eee7" officeooo:paragraph-rsid="0022eee7" style:font-weight-asian="normal" style:font-weight-complex="normal"/>
    </style:style>
    <style:style style:name="T1" style:family="text">
      <style:text-properties officeooo:rsid="0022eee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PARATION VISITE SALON <text:s/>ÉTUDIANT RENNES</text:p>
      <text:p text:style-name="P2"/>
      <text:p text:style-name="P2"/>
      <text:list text:style-name="L1">
        <text:list-item>
          <text:p text:style-name="P3">Diaporama « Après le bac » du SIF</text:p>
          <text:p text:style-name="P5">p.16 et 20 : schéma général (université p.24)</text:p>
          <text:p text:style-name="P5">p.34-35 : à retenir et différents plans</text:p>
        </text:list-item>
        <text:list-item>
          <text:p text:style-name="P4">Page <text:span text:style-name="T1">Web </text:span>Salon de l’étudiant</text:p>
          <text:p text:style-name="P5"><text:a xlink:type="simple" xlink:href="https://salon-du-lyceen-et-de-l-etudiant-rennes.salon.letudiant.fr/" text:style-name="Internet_20_link" text:visited-style-name="Visited_20_Internet_20_Link">https://salon-du-lyceen-et-de-l-etudiant-rennes.salon.letudiant.fr/</text:a></text:p>
          <text:p text:style-name="P5">- Télécharger le plan du salon</text:p>
          <text:p text:style-name="P5">- Choisir au moins 3 stands à visiter</text:p>
          <text:p text:style-name="P5">- Préparer quelques questions essentielles à poser</text:p>
          <text:p text:style-name="P6"><text:span text:style-name="T2">Aide : kit onisep</text:span> </text:p>
          <text:p text:style-name="P6"><text:a xlink:type="simple" xlink:href="https://kitpedagogique.onisep.fr/forum-orientation" text:style-name="Internet_20_link" text:visited-style-name="Visited_20_Internet_20_Link">https://kitpedagogique.onisep.fr/forum-orientation</text:a></text:p>
          <text:p text:style-name="P7">Fiche : questions à poser sur les études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8T18:19:37.663000000</meta:creation-date>
    <dc:date>2023-01-08T18:37:55.821000000</dc:date>
    <meta:editing-duration>PT18M17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3" meta:word-count="80" meta:character-count="490" meta:non-whitespace-character-count="432"/>
  </office:meta>
</office:document-meta>
</file>